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fo:font-weight="bold" officeooo:rsid="00294558" style:font-weight-asian="bold" style:font-weight-complex="bold"/>
    </style:style>
    <style:style style:name="T11" style:family="text">
      <style:text-properties officeooo:rsid="0023f250"/>
    </style:style>
    <style:style style:name="T12" style:family="text">
      <style:text-properties officeooo:rsid="00259514"/>
    </style:style>
    <style:style style:name="T13" style:family="text">
      <style:text-properties officeooo:rsid="0029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7"/>
      <text:p text:style-name="P5">Overview</text:p>
      <text:p text:style-name="P9"/>
      <text:p text:style-name="P8">$(GAME_NAME) is a two dimensional top-down competitive shooter inspired by competitive arena first-person shooters such as Quake, Unreal Tournament, and Team Fortress 2.</text:p>
      <text:p text:style-name="P10"><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0"/>
      <text:p text:style-name="P11">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1"/>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8"><text:soft-page-break/></text:p>
      <text:p text:style-name="P6">Game Modes</text:p>
      <text:p text:style-name="P13"/>
      <text:list xml:id="list603574160042968453"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ext:span text:style-name="T12">t</text:span>he Flag</text:p>
          <text:list>
            <text:list-item>
              <text:p text:style-name="P15">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1">total combined</text:span> score limit is reached.</text:p>
            </text:list-item>
          </text:list>
        </text:list-item>
        <text:list-item>
          <text:p text:style-name="P16">King of the Hill</text:p>
          <text:list>
            <text:list-item>
              <text:p text:style-name="P16">2-<text:span text:style-name="T13">4 teams and 1-2 </text:span><text:span text:style-name="T10">capture zones</text:span><text:span text:style-name="T13">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16:24:05.461000000</dc:date>
    <meta:editing-duration>PT6H45M57S</meta:editing-duration>
    <meta:editing-cycles>13</meta:editing-cycles>
    <meta:generator>LibreOffice/4.2.0.4$Windows_x86 LibreOffice_project/05dceb5d363845f2cf968344d7adab8dcfb2ba71</meta:generator>
    <meta:document-statistic meta:table-count="0" meta:image-count="1" meta:object-count="0" meta:page-count="2" meta:paragraph-count="19" meta:word-count="465" meta:character-count="2513" meta:non-whitespace-character-count="2075"/>
  </office:meta>
</office:document-meta>
</file>